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11.78mm" svg:height="81.01mm" svg:x="178.7mm" svg:y="11.16mm">
            <loext:p draw:notify-on-update-of-ranges="Sheet1.C1:Sheet1.C4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0248566" calcext:value-type="float">
            <text:p>0.024856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0248566" calcext:value-type="float">
            <text:p>0.024856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0248566" calcext:value-type="float">
            <text:p>0.024856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205133" calcext:value-type="float">
            <text:p>0.020513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0453698" calcext:value-type="float">
            <text:p>0.045369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313101" calcext:value-type="float">
            <text:p>0.031310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0561664" calcext:value-type="float">
            <text:p>0.05616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421066" calcext:value-type="float">
            <text:p>0.042106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0669629" calcext:value-type="float">
            <text:p>0.066962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529008" calcext:value-type="float">
            <text:p>0.052900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077756" calcext:value-type="float">
            <text:p>0.07775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642369" calcext:value-type="float">
            <text:p>0.064236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0890919" calcext:value-type="float">
            <text:p>0.089091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75573" calcext:value-type="float">
            <text:p>0.07557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100428" calcext:value-type="float">
            <text:p>0.1004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0993205" calcext:value-type="float">
            <text:p>0.099320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124175" calcext:value-type="float">
            <text:p>0.12417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111201" calcext:value-type="float">
            <text:p>0.11120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136055" calcext:value-type="float">
            <text:p>0.13605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123078" calcext:value-type="float">
            <text:p>0.12307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147931" calcext:value-type="float">
            <text:p>0.14793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135493" calcext:value-type="float">
            <text:p>0.13549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160345" calcext:value-type="float">
            <text:p>0.16034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148447" calcext:value-type="float">
            <text:p>0.14844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173298" calcext:value-type="float">
            <text:p>0.17329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161409" calcext:value-type="float">
            <text:p>0.16140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18626" calcext:value-type="float">
            <text:p>0.1862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174371" calcext:value-type="float">
            <text:p>0.17437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199222" calcext:value-type="float">
            <text:p>0.19922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200276" calcext:value-type="float">
            <text:p>0.20027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225127" calcext:value-type="float">
            <text:p>0.22512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213772" calcext:value-type="float">
            <text:p>0.21377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238623" calcext:value-type="float">
            <text:p>0.23862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227807" calcext:value-type="float">
            <text:p>0.22780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252657" calcext:value-type="float">
            <text:p>0.25265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241842" calcext:value-type="float">
            <text:p>0.24184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266692" calcext:value-type="float">
            <text:p>0.26669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255877" calcext:value-type="float">
            <text:p>0.25587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280726" calcext:value-type="float">
            <text:p>0.28072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270461" calcext:value-type="float">
            <text:p>0.27046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295309" calcext:value-type="float">
            <text:p>0.29530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285045" calcext:value-type="float">
            <text:p>0.28504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309893" calcext:value-type="float">
            <text:p>0.30989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314195" calcext:value-type="float">
            <text:p>0.31419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339042" calcext:value-type="float">
            <text:p>0.33904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329306" calcext:value-type="float">
            <text:p>0.32930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354152" calcext:value-type="float">
            <text:p>0.35415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344418" calcext:value-type="float">
            <text:p>0.34441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369264" calcext:value-type="float">
            <text:p>0.3692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360073" calcext:value-type="float">
            <text:p>0.36007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389305" calcext:value-type="float">
            <text:p>0.38930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375727" calcext:value-type="float">
            <text:p>0.37572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409645" calcext:value-type="float">
            <text:p>0.40964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39138" calcext:value-type="float">
            <text:p>0.3913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4253" calcext:value-type="float">
            <text:p>0.425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407033" calcext:value-type="float">
            <text:p>0.40703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440954" calcext:value-type="float">
            <text:p>0.44095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439395" calcext:value-type="float">
            <text:p>0.43939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473318" calcext:value-type="float">
            <text:p>0.47331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45613" calcext:value-type="float">
            <text:p>0.4561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490053" calcext:value-type="float">
            <text:p>0.49005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472865" calcext:value-type="float">
            <text:p>0.47286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50679" calcext:value-type="float">
            <text:p>0.5067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489592" calcext:value-type="float">
            <text:p>0.48959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523518" calcext:value-type="float">
            <text:p>0.52351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50687" calcext:value-type="float">
            <text:p>0.5068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540797" calcext:value-type="float">
            <text:p>0.54079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524677" calcext:value-type="float">
            <text:p>0.52467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558605" calcext:value-type="float">
            <text:p>0.55860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542485" calcext:value-type="float">
            <text:p>0.54248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576414" calcext:value-type="float">
            <text:p>0.57641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578109" calcext:value-type="float">
            <text:p>0.57810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612041" calcext:value-type="float">
            <text:p>0.61204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59592" calcext:value-type="float">
            <text:p>0.5959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629852" calcext:value-type="float">
            <text:p>0.62985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61427" calcext:value-type="float">
            <text:p>0.6142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650253" calcext:value-type="float">
            <text:p>0.65025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632623" calcext:value-type="float">
            <text:p>0.63262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686434" calcext:value-type="float">
            <text:p>0.68643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651515" calcext:value-type="float">
            <text:p>0.65151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708607" calcext:value-type="float">
            <text:p>0.70860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670406" calcext:value-type="float">
            <text:p>0.67040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727499" calcext:value-type="float">
            <text:p>0.7274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689296" calcext:value-type="float">
            <text:p>0.68929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746392" calcext:value-type="float">
            <text:p>0.74639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72816" calcext:value-type="float">
            <text:p>0.7281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785259" calcext:value-type="float">
            <text:p>0.78525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747591" calcext:value-type="float">
            <text:p>0.74759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804693" calcext:value-type="float">
            <text:p>0.80469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767561" calcext:value-type="float">
            <text:p>0.76756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824665" calcext:value-type="float">
            <text:p>0.82466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787525" calcext:value-type="float">
            <text:p>0.78752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844632" calcext:value-type="float">
            <text:p>0.84463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807494" calcext:value-type="float">
            <text:p>0.80749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864604" calcext:value-type="float">
            <text:p>0.8646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828004" calcext:value-type="float">
            <text:p>0.82800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885118" calcext:value-type="float">
            <text:p>0.88511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848524" calcext:value-type="float">
            <text:p>0.84852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907715" calcext:value-type="float">
            <text:p>0.90771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869034" calcext:value-type="float">
            <text:p>0.86903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932346" calcext:value-type="float">
            <text:p>0.93234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889544" calcext:value-type="float">
            <text:p>0.88954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952856" calcext:value-type="float">
            <text:p>0.95285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910054" calcext:value-type="float">
            <text:p>0.91005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973364" calcext:value-type="float">
            <text:p>0.9733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930563" calcext:value-type="float">
            <text:p>0.93056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0.993873" calcext:value-type="float">
            <text:p>0.99387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0.951074" calcext:value-type="float">
            <text:p>0.95107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01438" calcext:value-type="float">
            <text:p>1.01438</text:p>
          </table:table-cell>
        </table:table-row>
        <table:table-row table:style-name="ro1">
          <table:table-cell office:value-type="string" calcext:value-type="string">
            <text:p>前进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0126" calcext:value-type="float">
            <text:p>1.012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32049" calcext:value-type="float">
            <text:p>1.3204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27919" calcext:value-type="float">
            <text:p>1.2791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34434" calcext:value-type="float">
            <text:p>1.3443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29969" calcext:value-type="float">
            <text:p>1.2996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36951" calcext:value-type="float">
            <text:p>1.3695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34071" calcext:value-type="float">
            <text:p>1.3407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41051" calcext:value-type="float">
            <text:p>1.4105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36123" calcext:value-type="float">
            <text:p>1.3612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43104" calcext:value-type="float">
            <text:p>1.431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38172" calcext:value-type="float">
            <text:p>1.3817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45152" calcext:value-type="float">
            <text:p>1.4515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40225" calcext:value-type="float">
            <text:p>1.4022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47205" calcext:value-type="float">
            <text:p>1.4720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42274" calcext:value-type="float">
            <text:p>1.4227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49253" calcext:value-type="float">
            <text:p>1.4925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44322" calcext:value-type="float">
            <text:p>1.4432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51301" calcext:value-type="float">
            <text:p>1.5130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48423" calcext:value-type="float">
            <text:p>1.4842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55401" calcext:value-type="float">
            <text:p>1.5540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50478" calcext:value-type="float">
            <text:p>1.5047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57603" calcext:value-type="float">
            <text:p>1.5760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52528" calcext:value-type="float">
            <text:p>1.5252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60743" calcext:value-type="float">
            <text:p>1.6074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54578" calcext:value-type="float">
            <text:p>1.5457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63046" calcext:value-type="float">
            <text:p>1.6304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56628" calcext:value-type="float">
            <text:p>1.5662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65097" calcext:value-type="float">
            <text:p>1.6509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58679" calcext:value-type="float">
            <text:p>1.5867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67149" calcext:value-type="float">
            <text:p>1.6714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6073" calcext:value-type="float">
            <text:p>1.607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692" calcext:value-type="float">
            <text:p>1.69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64831" calcext:value-type="float">
            <text:p>1.6483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73303" calcext:value-type="float">
            <text:p>1.7330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66881" calcext:value-type="float">
            <text:p>1.6688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75354" calcext:value-type="float">
            <text:p>1.7535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68931" calcext:value-type="float">
            <text:p>1.6893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774" calcext:value-type="float">
            <text:p>1.77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70982" calcext:value-type="float">
            <text:p>1.7098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78501" calcext:value-type="float">
            <text:p>1.7850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73032" calcext:value-type="float">
            <text:p>1.7303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80277" calcext:value-type="float">
            <text:p>1.8027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7508" calcext:value-type="float">
            <text:p>1.750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82325" calcext:value-type="float">
            <text:p>1.8232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77128" calcext:value-type="float">
            <text:p>1.7712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84374" calcext:value-type="float">
            <text:p>1.8437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81229" calcext:value-type="float">
            <text:p>1.8122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88476" calcext:value-type="float">
            <text:p>1.8847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8328" calcext:value-type="float">
            <text:p>1.832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90528" calcext:value-type="float">
            <text:p>1.905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8533" calcext:value-type="float">
            <text:p>1.853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92579" calcext:value-type="float">
            <text:p>1.9257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87381" calcext:value-type="float">
            <text:p>1.8738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9463" calcext:value-type="float">
            <text:p>1.946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89432" calcext:value-type="float">
            <text:p>1.8943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96681" calcext:value-type="float">
            <text:p>1.9668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91482" calcext:value-type="float">
            <text:p>1.9148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97324" calcext:value-type="float">
            <text:p>1.9732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93533" calcext:value-type="float">
            <text:p>1.9353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.97728" calcext:value-type="float">
            <text:p>1.977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97634" calcext:value-type="float">
            <text:p>1.9763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0183" calcext:value-type="float">
            <text:p>2.018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.99685" calcext:value-type="float">
            <text:p>1.9968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03881" calcext:value-type="float">
            <text:p>2.0388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01735" calcext:value-type="float">
            <text:p>2.0173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05932" calcext:value-type="float">
            <text:p>2.0593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03786" calcext:value-type="float">
            <text:p>2.0378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07983" calcext:value-type="float">
            <text:p>2.0798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05836" calcext:value-type="float">
            <text:p>2.0583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10034" calcext:value-type="float">
            <text:p>2.1003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07887" calcext:value-type="float">
            <text:p>2.0788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12085" calcext:value-type="float">
            <text:p>2.1208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09937" calcext:value-type="float">
            <text:p>2.0993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14136" calcext:value-type="float">
            <text:p>2.1413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14039" calcext:value-type="float">
            <text:p>2.1403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17948" calcext:value-type="float">
            <text:p>2.1794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16089" calcext:value-type="float">
            <text:p>2.1608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18835" calcext:value-type="float">
            <text:p>2.1883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1814" calcext:value-type="float">
            <text:p>2.181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20747" calcext:value-type="float">
            <text:p>2.2074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2019" calcext:value-type="float">
            <text:p>2.201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22797" calcext:value-type="float">
            <text:p>2.2279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2224" calcext:value-type="float">
            <text:p>2.222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24848" calcext:value-type="float">
            <text:p>2.2484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24291" calcext:value-type="float">
            <text:p>2.2429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26899" calcext:value-type="float">
            <text:p>2.268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26342" calcext:value-type="float">
            <text:p>2.2634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28951" calcext:value-type="float">
            <text:p>2.2895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28392" calcext:value-type="float">
            <text:p>2.2839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31002" calcext:value-type="float">
            <text:p>2.310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30442" calcext:value-type="float">
            <text:p>2.3044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33054" calcext:value-type="float">
            <text:p>2.3305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32492" calcext:value-type="float">
            <text:p>2.3249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35105" calcext:value-type="float">
            <text:p>2.3510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34542" calcext:value-type="float">
            <text:p>2.3454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359" calcext:value-type="float">
            <text:p>2.35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36592" calcext:value-type="float">
            <text:p>2.3659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37197" calcext:value-type="float">
            <text:p>2.3719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38642" calcext:value-type="float">
            <text:p>2.3864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39249" calcext:value-type="float">
            <text:p>2.3924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42741" calcext:value-type="float">
            <text:p>2.4274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43351" calcext:value-type="float">
            <text:p>2.4335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44792" calcext:value-type="float">
            <text:p>2.4479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45404" calcext:value-type="float">
            <text:p>2.454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46841" calcext:value-type="float">
            <text:p>2.4684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47454" calcext:value-type="float">
            <text:p>2.4745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48894" calcext:value-type="float">
            <text:p>2.4889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49508" calcext:value-type="float">
            <text:p>2.4950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50942" calcext:value-type="float">
            <text:p>2.5094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51558" calcext:value-type="float">
            <text:p>2.5155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52993" calcext:value-type="float">
            <text:p>2.5299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53611" calcext:value-type="float">
            <text:p>2.5361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55044" calcext:value-type="float">
            <text:p>2.5504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55664" calcext:value-type="float">
            <text:p>2.556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59144" calcext:value-type="float">
            <text:p>2.5914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59614" calcext:value-type="float">
            <text:p>2.5961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61194" calcext:value-type="float">
            <text:p>2.6119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60023" calcext:value-type="float">
            <text:p>2.6002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63243" calcext:value-type="float">
            <text:p>2.6324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61623" calcext:value-type="float">
            <text:p>2.6162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6529" calcext:value-type="float">
            <text:p>2.652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63671" calcext:value-type="float">
            <text:p>2.6367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6734" calcext:value-type="float">
            <text:p>2.673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65723" calcext:value-type="float">
            <text:p>2.6572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69389" calcext:value-type="float">
            <text:p>2.6938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67774" calcext:value-type="float">
            <text:p>2.6777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71439" calcext:value-type="float">
            <text:p>2.7143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69825" calcext:value-type="float">
            <text:p>2.6982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75537" calcext:value-type="float">
            <text:p>2.7553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73928" calcext:value-type="float">
            <text:p>2.739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77586" calcext:value-type="float">
            <text:p>2.7758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75979" calcext:value-type="float">
            <text:p>2.7597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79636" calcext:value-type="float">
            <text:p>2.7963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7803" calcext:value-type="float">
            <text:p>2.780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81685" calcext:value-type="float">
            <text:p>2.8168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79662" calcext:value-type="float">
            <text:p>2.7966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83735" calcext:value-type="float">
            <text:p>2.8373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81183" calcext:value-type="float">
            <text:p>2.8118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85784" calcext:value-type="float">
            <text:p>2.8578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83235" calcext:value-type="float">
            <text:p>2.8323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87834" calcext:value-type="float">
            <text:p>2.8783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85286" calcext:value-type="float">
            <text:p>2.8528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91933" calcext:value-type="float">
            <text:p>2.9193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89388" calcext:value-type="float">
            <text:p>2.8938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93983" calcext:value-type="float">
            <text:p>2.9398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91439" calcext:value-type="float">
            <text:p>2.9143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96033" calcext:value-type="float">
            <text:p>2.9603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9349" calcext:value-type="float">
            <text:p>2.934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2.98082" calcext:value-type="float">
            <text:p>2.9808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95542" calcext:value-type="float">
            <text:p>2.9554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00132" calcext:value-type="float">
            <text:p>3.0013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97593" calcext:value-type="float">
            <text:p>2.9759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02182" calcext:value-type="float">
            <text:p>3.0218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2.99439" calcext:value-type="float">
            <text:p>2.9943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04232" calcext:value-type="float">
            <text:p>3.0423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00771" calcext:value-type="float">
            <text:p>3.0077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06282" calcext:value-type="float">
            <text:p>3.0628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02767" calcext:value-type="float">
            <text:p>3.027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08332" calcext:value-type="float">
            <text:p>3.0833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04819" calcext:value-type="float">
            <text:p>3.0481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10382" calcext:value-type="float">
            <text:p>3.1038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0687" calcext:value-type="float">
            <text:p>3.068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12432" calcext:value-type="float">
            <text:p>3.1243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08921" calcext:value-type="float">
            <text:p>3.0892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1448" calcext:value-type="float">
            <text:p>3.144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10972" calcext:value-type="float">
            <text:p>3.1097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16529" calcext:value-type="float">
            <text:p>3.1652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13022" calcext:value-type="float">
            <text:p>3.1302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20629" calcext:value-type="float">
            <text:p>3.2062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17125" calcext:value-type="float">
            <text:p>3.1712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22678" calcext:value-type="float">
            <text:p>3.2267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19175" calcext:value-type="float">
            <text:p>3.1917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24728" calcext:value-type="float">
            <text:p>3.2472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21379" calcext:value-type="float">
            <text:p>3.2137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26777" calcext:value-type="float">
            <text:p>3.2677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23522" calcext:value-type="float">
            <text:p>3.2352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28827" calcext:value-type="float">
            <text:p>3.2882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25574" calcext:value-type="float">
            <text:p>3.2557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30877" calcext:value-type="float">
            <text:p>3.3087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27625" calcext:value-type="float">
            <text:p>3.2762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32927" calcext:value-type="float">
            <text:p>3.3292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29677" calcext:value-type="float">
            <text:p>3.2967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34978" calcext:value-type="float">
            <text:p>3.3497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3173" calcext:value-type="float">
            <text:p>3.317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37027" calcext:value-type="float">
            <text:p>3.3702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3378" calcext:value-type="float">
            <text:p>3.337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39077" calcext:value-type="float">
            <text:p>3.3907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35831" calcext:value-type="float">
            <text:p>3.3583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41127" calcext:value-type="float">
            <text:p>3.4112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37883" calcext:value-type="float">
            <text:p>3.3788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43176" calcext:value-type="float">
            <text:p>3.4317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3994" calcext:value-type="float">
            <text:p>3.399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45226" calcext:value-type="float">
            <text:p>3.4522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42004" calcext:value-type="float">
            <text:p>3.420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47275" calcext:value-type="float">
            <text:p>3.4727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44055" calcext:value-type="float">
            <text:p>3.4405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51374" calcext:value-type="float">
            <text:p>3.5137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48158" calcext:value-type="float">
            <text:p>3.4815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53422" calcext:value-type="float">
            <text:p>3.5342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50209" calcext:value-type="float">
            <text:p>3.5020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55471" calcext:value-type="float">
            <text:p>3.5547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5226" calcext:value-type="float">
            <text:p>3.522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5752" calcext:value-type="float">
            <text:p>3.575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54311" calcext:value-type="float">
            <text:p>3.5431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5957" calcext:value-type="float">
            <text:p>3.595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56363" calcext:value-type="float">
            <text:p>3.5636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6162" calcext:value-type="float">
            <text:p>3.616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58414" calcext:value-type="float">
            <text:p>3.5841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65719" calcext:value-type="float">
            <text:p>3.6571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62517" calcext:value-type="float">
            <text:p>3.6251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67766" calcext:value-type="float">
            <text:p>3.6776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64564" calcext:value-type="float">
            <text:p>3.645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69819" calcext:value-type="float">
            <text:p>3.6981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66671" calcext:value-type="float">
            <text:p>3.6667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71869" calcext:value-type="float">
            <text:p>3.7186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6878" calcext:value-type="float">
            <text:p>3.687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75969" calcext:value-type="float">
            <text:p>3.7596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72883" calcext:value-type="float">
            <text:p>3.7288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78019" calcext:value-type="float">
            <text:p>3.7801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74934" calcext:value-type="float">
            <text:p>3.7493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82119" calcext:value-type="float">
            <text:p>3.8211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79037" calcext:value-type="float">
            <text:p>3.7903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84169" calcext:value-type="float">
            <text:p>3.8416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81088" calcext:value-type="float">
            <text:p>3.8108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86219" calcext:value-type="float">
            <text:p>3.8621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8314" calcext:value-type="float">
            <text:p>3.831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88268" calcext:value-type="float">
            <text:p>3.8826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85298" calcext:value-type="float">
            <text:p>3.8529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90319" calcext:value-type="float">
            <text:p>3.9031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87529" calcext:value-type="float">
            <text:p>3.8752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92369" calcext:value-type="float">
            <text:p>3.9236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89581" calcext:value-type="float">
            <text:p>3.8958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94419" calcext:value-type="float">
            <text:p>3.9441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91632" calcext:value-type="float">
            <text:p>3.9163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3.98519" calcext:value-type="float">
            <text:p>3.9851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95735" calcext:value-type="float">
            <text:p>3.9573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00569" calcext:value-type="float">
            <text:p>4.0056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97787" calcext:value-type="float">
            <text:p>3.9778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02619" calcext:value-type="float">
            <text:p>4.0261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3.99838" calcext:value-type="float">
            <text:p>3.9983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04668" calcext:value-type="float">
            <text:p>4.0466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01888" calcext:value-type="float">
            <text:p>4.0188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06719" calcext:value-type="float">
            <text:p>4.0671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03939" calcext:value-type="float">
            <text:p>4.0393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08767" calcext:value-type="float">
            <text:p>4.0876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05994" calcext:value-type="float">
            <text:p>4.0599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10815" calcext:value-type="float">
            <text:p>4.1081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08089" calcext:value-type="float">
            <text:p>4.0808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14915" calcext:value-type="float">
            <text:p>4.1491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12204" calcext:value-type="float">
            <text:p>4.122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16962" calcext:value-type="float">
            <text:p>4.1696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14251" calcext:value-type="float">
            <text:p>4.1425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19012" calcext:value-type="float">
            <text:p>4.1901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16302" calcext:value-type="float">
            <text:p>4.163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21062" calcext:value-type="float">
            <text:p>4.2106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18354" calcext:value-type="float">
            <text:p>4.1835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23112" calcext:value-type="float">
            <text:p>4.2311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20405" calcext:value-type="float">
            <text:p>4.2040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25163" calcext:value-type="float">
            <text:p>4.2516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22456" calcext:value-type="float">
            <text:p>4.2245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27211" calcext:value-type="float">
            <text:p>4.2721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24506" calcext:value-type="float">
            <text:p>4.2450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29262" calcext:value-type="float">
            <text:p>4.2926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26558" calcext:value-type="float">
            <text:p>4.2655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31313" calcext:value-type="float">
            <text:p>4.3131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28864" calcext:value-type="float">
            <text:p>4.288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35412" calcext:value-type="float">
            <text:p>4.3541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33227" calcext:value-type="float">
            <text:p>4.3322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37461" calcext:value-type="float">
            <text:p>4.3746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35278" calcext:value-type="float">
            <text:p>4.3527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39511" calcext:value-type="float">
            <text:p>4.3951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3733" calcext:value-type="float">
            <text:p>4.373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41561" calcext:value-type="float">
            <text:p>4.4156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39381" calcext:value-type="float">
            <text:p>4.3938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43611" calcext:value-type="float">
            <text:p>4.4361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41433" calcext:value-type="float">
            <text:p>4.4143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45661" calcext:value-type="float">
            <text:p>4.4566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43484" calcext:value-type="float">
            <text:p>4.4348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47711" calcext:value-type="float">
            <text:p>4.4771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45536" calcext:value-type="float">
            <text:p>4.4553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49762" calcext:value-type="float">
            <text:p>4.4976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47588" calcext:value-type="float">
            <text:p>4.4758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5181" calcext:value-type="float">
            <text:p>4.518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49884" calcext:value-type="float">
            <text:p>4.4988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53861" calcext:value-type="float">
            <text:p>4.5386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52627" calcext:value-type="float">
            <text:p>4.5262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55912" calcext:value-type="float">
            <text:p>4.5591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54681" calcext:value-type="float">
            <text:p>4.5468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60011" calcext:value-type="float">
            <text:p>4.6001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58784" calcext:value-type="float">
            <text:p>4.5878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6206" calcext:value-type="float">
            <text:p>4.620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60834" calcext:value-type="float">
            <text:p>4.6083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6411" calcext:value-type="float">
            <text:p>4.641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62885" calcext:value-type="float">
            <text:p>4.6288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66161" calcext:value-type="float">
            <text:p>4.6616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64938" calcext:value-type="float">
            <text:p>4.6493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68209" calcext:value-type="float">
            <text:p>4.6820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66988" calcext:value-type="float">
            <text:p>4.6698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70259" calcext:value-type="float">
            <text:p>4.7025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6904" calcext:value-type="float">
            <text:p>4.69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7231" calcext:value-type="float">
            <text:p>4.723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71091" calcext:value-type="float">
            <text:p>4.7109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7641" calcext:value-type="float">
            <text:p>4.764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7572" calcext:value-type="float">
            <text:p>4.757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78463" calcext:value-type="float">
            <text:p>4.7846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78034" calcext:value-type="float">
            <text:p>4.7803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8051" calcext:value-type="float">
            <text:p>4.805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80082" calcext:value-type="float">
            <text:p>4.8008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82561" calcext:value-type="float">
            <text:p>4.8256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82133" calcext:value-type="float">
            <text:p>4.8213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84612" calcext:value-type="float">
            <text:p>4.8461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84185" calcext:value-type="float">
            <text:p>4.8418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86663" calcext:value-type="float">
            <text:p>4.8666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86236" calcext:value-type="float">
            <text:p>4.8623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88713" calcext:value-type="float">
            <text:p>4.8871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88287" calcext:value-type="float">
            <text:p>4.8828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92815" calcext:value-type="float">
            <text:p>4.9281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92389" calcext:value-type="float">
            <text:p>4.9238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94865" calcext:value-type="float">
            <text:p>4.9486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94439" calcext:value-type="float">
            <text:p>4.9443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96917" calcext:value-type="float">
            <text:p>4.9691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96732" calcext:value-type="float">
            <text:p>4.9673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4.98967" calcext:value-type="float">
            <text:p>4.9896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4.99222" calcext:value-type="float">
            <text:p>4.9922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01018" calcext:value-type="float">
            <text:p>5.0101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01273" calcext:value-type="float">
            <text:p>5.0127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03069" calcext:value-type="float">
            <text:p>5.0306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03323" calcext:value-type="float">
            <text:p>5.0332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0512" calcext:value-type="float">
            <text:p>5.051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05374" calcext:value-type="float">
            <text:p>5.0537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07172" calcext:value-type="float">
            <text:p>5.0717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07426" calcext:value-type="float">
            <text:p>5.0742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09223" calcext:value-type="float">
            <text:p>5.0922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09477" calcext:value-type="float">
            <text:p>5.0947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11274" calcext:value-type="float">
            <text:p>5.1127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11528" calcext:value-type="float">
            <text:p>5.115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13325" calcext:value-type="float">
            <text:p>5.1332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13579" calcext:value-type="float">
            <text:p>5.1357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15376" calcext:value-type="float">
            <text:p>5.1537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15629" calcext:value-type="float">
            <text:p>5.1562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17428" calcext:value-type="float">
            <text:p>5.1742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17675" calcext:value-type="float">
            <text:p>5.1767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21529" calcext:value-type="float">
            <text:p>5.2152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21774" calcext:value-type="float">
            <text:p>5.2177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23582" calcext:value-type="float">
            <text:p>5.2358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23825" calcext:value-type="float">
            <text:p>5.2382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25633" calcext:value-type="float">
            <text:p>5.2563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25875" calcext:value-type="float">
            <text:p>5.2587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27684" calcext:value-type="float">
            <text:p>5.2768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27925" calcext:value-type="float">
            <text:p>5.2792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29736" calcext:value-type="float">
            <text:p>5.2973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29975" calcext:value-type="float">
            <text:p>5.2997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31787" calcext:value-type="float">
            <text:p>5.3178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32026" calcext:value-type="float">
            <text:p>5.3202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33839" calcext:value-type="float">
            <text:p>5.3383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34077" calcext:value-type="float">
            <text:p>5.3407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37942" calcext:value-type="float">
            <text:p>5.3794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38177" calcext:value-type="float">
            <text:p>5.3817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39993" calcext:value-type="float">
            <text:p>5.3999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40227" calcext:value-type="float">
            <text:p>5.4022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42044" calcext:value-type="float">
            <text:p>5.4204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42262" calcext:value-type="float">
            <text:p>5.4226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44096" calcext:value-type="float">
            <text:p>5.4409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44267" calcext:value-type="float">
            <text:p>5.442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46147" calcext:value-type="float">
            <text:p>5.4614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46314" calcext:value-type="float">
            <text:p>5.4631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48198" calcext:value-type="float">
            <text:p>5.4819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48364" calcext:value-type="float">
            <text:p>5.483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50249" calcext:value-type="float">
            <text:p>5.5024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50414" calcext:value-type="float">
            <text:p>5.5041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54352" calcext:value-type="float">
            <text:p>5.5435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54515" calcext:value-type="float">
            <text:p>5.5451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56403" calcext:value-type="float">
            <text:p>5.5640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56565" calcext:value-type="float">
            <text:p>5.5656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58454" calcext:value-type="float">
            <text:p>5.5845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58615" calcext:value-type="float">
            <text:p>5.5861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60506" calcext:value-type="float">
            <text:p>5.6050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60665" calcext:value-type="float">
            <text:p>5.6066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62557" calcext:value-type="float">
            <text:p>5.6255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62715" calcext:value-type="float">
            <text:p>5.6271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64609" calcext:value-type="float">
            <text:p>5.6460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64948" calcext:value-type="float">
            <text:p>5.6494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66659" calcext:value-type="float">
            <text:p>5.6665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67096" calcext:value-type="float">
            <text:p>5.6709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68711" calcext:value-type="float">
            <text:p>5.6871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69147" calcext:value-type="float">
            <text:p>5.6914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70763" calcext:value-type="float">
            <text:p>5.7076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71198" calcext:value-type="float">
            <text:p>5.7119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74865" calcext:value-type="float">
            <text:p>5.7486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75297" calcext:value-type="float">
            <text:p>5.7529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76916" calcext:value-type="float">
            <text:p>5.7691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77347" calcext:value-type="float">
            <text:p>5.7734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78968" calcext:value-type="float">
            <text:p>5.7896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79397" calcext:value-type="float">
            <text:p>5.7939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81019" calcext:value-type="float">
            <text:p>5.8101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81447" calcext:value-type="float">
            <text:p>5.8144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83071" calcext:value-type="float">
            <text:p>5.8307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83497" calcext:value-type="float">
            <text:p>5.8349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85122" calcext:value-type="float">
            <text:p>5.8512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85672" calcext:value-type="float">
            <text:p>5.8567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87174" calcext:value-type="float">
            <text:p>5.8717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87964" calcext:value-type="float">
            <text:p>5.879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89225" calcext:value-type="float">
            <text:p>5.8922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90013" calcext:value-type="float">
            <text:p>5.9001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9128" calcext:value-type="float">
            <text:p>5.912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92065" calcext:value-type="float">
            <text:p>5.9206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93331" calcext:value-type="float">
            <text:p>5.9333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94114" calcext:value-type="float">
            <text:p>5.9411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95382" calcext:value-type="float">
            <text:p>5.9538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5.96163" calcext:value-type="float">
            <text:p>5.9616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5.99483" calcext:value-type="float">
            <text:p>5.9948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00258" calcext:value-type="float">
            <text:p>6.0025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01532" calcext:value-type="float">
            <text:p>6.0153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02304" calcext:value-type="float">
            <text:p>6.023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03584" calcext:value-type="float">
            <text:p>6.0358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04353" calcext:value-type="float">
            <text:p>6.0435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05635" calcext:value-type="float">
            <text:p>6.0563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06432" calcext:value-type="float">
            <text:p>6.0643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07685" calcext:value-type="float">
            <text:p>6.0768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08871" calcext:value-type="float">
            <text:p>6.0887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09736" calcext:value-type="float">
            <text:p>6.0973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11026" calcext:value-type="float">
            <text:p>6.1102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11787" calcext:value-type="float">
            <text:p>6.1178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13074" calcext:value-type="float">
            <text:p>6.1307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15886" calcext:value-type="float">
            <text:p>6.1588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17167" calcext:value-type="float">
            <text:p>6.171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17941" calcext:value-type="float">
            <text:p>6.1794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19219" calcext:value-type="float">
            <text:p>6.1921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1999" calcext:value-type="float">
            <text:p>6.199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21265" calcext:value-type="float">
            <text:p>6.2126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22044" calcext:value-type="float">
            <text:p>6.2204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23316" calcext:value-type="float">
            <text:p>6.2331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24092" calcext:value-type="float">
            <text:p>6.2409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2536" calcext:value-type="float">
            <text:p>6.253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26144" calcext:value-type="float">
            <text:p>6.2614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2741" calcext:value-type="float">
            <text:p>6.274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28197" calcext:value-type="float">
            <text:p>6.2819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30024" calcext:value-type="float">
            <text:p>6.3002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32298" calcext:value-type="float">
            <text:p>6.3229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34857" calcext:value-type="float">
            <text:p>6.3485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36395" calcext:value-type="float">
            <text:p>6.3639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38946" calcext:value-type="float">
            <text:p>6.3894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38441" calcext:value-type="float">
            <text:p>6.3844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40988" calcext:value-type="float">
            <text:p>6.4098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40492" calcext:value-type="float">
            <text:p>6.4049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43035" calcext:value-type="float">
            <text:p>6.4303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42542" calcext:value-type="float">
            <text:p>6.4254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45081" calcext:value-type="float">
            <text:p>6.4508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44592" calcext:value-type="float">
            <text:p>6.4459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47127" calcext:value-type="float">
            <text:p>6.4712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46648" calcext:value-type="float">
            <text:p>6.4664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49178" calcext:value-type="float">
            <text:p>6.4917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48696" calcext:value-type="float">
            <text:p>6.4869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51092" calcext:value-type="float">
            <text:p>6.5109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50747" calcext:value-type="float">
            <text:p>6.5074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52264" calcext:value-type="float">
            <text:p>6.522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52796" calcext:value-type="float">
            <text:p>6.5279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54182" calcext:value-type="float">
            <text:p>6.5418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54844" calcext:value-type="float">
            <text:p>6.5484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56226" calcext:value-type="float">
            <text:p>6.5622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56892" calcext:value-type="float">
            <text:p>6.5689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5827" calcext:value-type="float">
            <text:p>6.582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60993" calcext:value-type="float">
            <text:p>6.6099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62363" calcext:value-type="float">
            <text:p>6.6236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63044" calcext:value-type="float">
            <text:p>6.6304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6441" calcext:value-type="float">
            <text:p>6.644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65094" calcext:value-type="float">
            <text:p>6.6509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66457" calcext:value-type="float">
            <text:p>6.6645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67145" calcext:value-type="float">
            <text:p>6.6714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68504" calcext:value-type="float">
            <text:p>6.685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69196" calcext:value-type="float">
            <text:p>6.6919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7055" calcext:value-type="float">
            <text:p>6.705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71247" calcext:value-type="float">
            <text:p>6.7124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72468" calcext:value-type="float">
            <text:p>6.7246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73298" calcext:value-type="float">
            <text:p>6.7329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74419" calcext:value-type="float">
            <text:p>6.7441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77398" calcext:value-type="float">
            <text:p>6.7739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7851" calcext:value-type="float">
            <text:p>6.785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79448" calcext:value-type="float">
            <text:p>6.7944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80556" calcext:value-type="float">
            <text:p>6.8055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81498" calcext:value-type="float">
            <text:p>6.8149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82602" calcext:value-type="float">
            <text:p>6.826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83549" calcext:value-type="float">
            <text:p>6.8354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84648" calcext:value-type="float">
            <text:p>6.8464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85599" calcext:value-type="float">
            <text:p>6.8559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86693" calcext:value-type="float">
            <text:p>6.8669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87649" calcext:value-type="float">
            <text:p>6.8764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8874" calcext:value-type="float">
            <text:p>6.887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897" calcext:value-type="float">
            <text:p>6.89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90786" calcext:value-type="float">
            <text:p>6.9078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938" calcext:value-type="float">
            <text:p>6.93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95041" calcext:value-type="float">
            <text:p>6.9504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9585" calcext:value-type="float">
            <text:p>6.958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97496" calcext:value-type="float">
            <text:p>6.9749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97901" calcext:value-type="float">
            <text:p>6.9790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6.99542" calcext:value-type="float">
            <text:p>6.9954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6.99951" calcext:value-type="float">
            <text:p>6.9995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01587" calcext:value-type="float">
            <text:p>7.0158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02001" calcext:value-type="float">
            <text:p>7.0200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03633" calcext:value-type="float">
            <text:p>7.0363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04052" calcext:value-type="float">
            <text:p>7.0405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05678" calcext:value-type="float">
            <text:p>7.0567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06102" calcext:value-type="float">
            <text:p>7.0610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07724" calcext:value-type="float">
            <text:p>7.0772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10203" calcext:value-type="float">
            <text:p>7.1020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11815" calcext:value-type="float">
            <text:p>7.1181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12253" calcext:value-type="float">
            <text:p>7.1225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1386" calcext:value-type="float">
            <text:p>7.138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14304" calcext:value-type="float">
            <text:p>7.1430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15906" calcext:value-type="float">
            <text:p>7.1590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16353" calcext:value-type="float">
            <text:p>7.1635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17841" calcext:value-type="float">
            <text:p>7.1784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18403" calcext:value-type="float">
            <text:p>7.1840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19839" calcext:value-type="float">
            <text:p>7.1983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20458" calcext:value-type="float">
            <text:p>7.2045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21889" calcext:value-type="float">
            <text:p>7.2188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22504" calcext:value-type="float">
            <text:p>7.2250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2393" calcext:value-type="float">
            <text:p>7.239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24554" calcext:value-type="float">
            <text:p>7.2455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25975" calcext:value-type="float">
            <text:p>7.2597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26605" calcext:value-type="float">
            <text:p>7.2660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28021" calcext:value-type="float">
            <text:p>7.2802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28655" calcext:value-type="float">
            <text:p>7.2865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30066" calcext:value-type="float">
            <text:p>7.3006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30706" calcext:value-type="float">
            <text:p>7.3070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32113" calcext:value-type="float">
            <text:p>7.3211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32756" calcext:value-type="float">
            <text:p>7.3275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34159" calcext:value-type="float">
            <text:p>7.3415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34807" calcext:value-type="float">
            <text:p>7.3480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36311" calcext:value-type="float">
            <text:p>7.3631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38909" calcext:value-type="float">
            <text:p>7.3890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40563" calcext:value-type="float">
            <text:p>7.4056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4096" calcext:value-type="float">
            <text:p>7.409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42611" calcext:value-type="float">
            <text:p>7.4261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43012" calcext:value-type="float">
            <text:p>7.4301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4466" calcext:value-type="float">
            <text:p>7.446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45063" calcext:value-type="float">
            <text:p>7.4506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46707" calcext:value-type="float">
            <text:p>7.4670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47114" calcext:value-type="float">
            <text:p>7.4711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48755" calcext:value-type="float">
            <text:p>7.4875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49165" calcext:value-type="float">
            <text:p>7.4916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50803" calcext:value-type="float">
            <text:p>7.5080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51216" calcext:value-type="float">
            <text:p>7.5121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52851" calcext:value-type="float">
            <text:p>7.5285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55318" calcext:value-type="float">
            <text:p>7.5531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56947" calcext:value-type="float">
            <text:p>7.5694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57369" calcext:value-type="float">
            <text:p>7.5736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58995" calcext:value-type="float">
            <text:p>7.5899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5942" calcext:value-type="float">
            <text:p>7.594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61043" calcext:value-type="float">
            <text:p>7.6104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61471" calcext:value-type="float">
            <text:p>7.6147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63129" calcext:value-type="float">
            <text:p>7.6312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63523" calcext:value-type="float">
            <text:p>7.6352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65203" calcext:value-type="float">
            <text:p>7.6520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65574" calcext:value-type="float">
            <text:p>7.6557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67251" calcext:value-type="float">
            <text:p>7.6725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67625" calcext:value-type="float">
            <text:p>7.6762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69299" calcext:value-type="float">
            <text:p>7.692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71727" calcext:value-type="float">
            <text:p>7.7172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73395" calcext:value-type="float">
            <text:p>7.7339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73779" calcext:value-type="float">
            <text:p>7.7377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75443" calcext:value-type="float">
            <text:p>7.7544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7583" calcext:value-type="float">
            <text:p>7.758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77491" calcext:value-type="float">
            <text:p>7.7749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7788" calcext:value-type="float">
            <text:p>7.778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79538" calcext:value-type="float">
            <text:p>7.7953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79931" calcext:value-type="float">
            <text:p>7.7993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81586" calcext:value-type="float">
            <text:p>7.8158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81985" calcext:value-type="float">
            <text:p>7.8198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83714" calcext:value-type="float">
            <text:p>7.8371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84034" calcext:value-type="float">
            <text:p>7.8403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85963" calcext:value-type="float">
            <text:p>7.8596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86086" calcext:value-type="float">
            <text:p>7.8608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88011" calcext:value-type="float">
            <text:p>7.8801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88137" calcext:value-type="float">
            <text:p>7.8813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90059" calcext:value-type="float">
            <text:p>7.9005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90189" calcext:value-type="float">
            <text:p>7.9018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92108" calcext:value-type="float">
            <text:p>7.9210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92239" calcext:value-type="float">
            <text:p>7.9223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94155" calcext:value-type="float">
            <text:p>7.9415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94291" calcext:value-type="float">
            <text:p>7.9429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96204" calcext:value-type="float">
            <text:p>7.962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7.96343" calcext:value-type="float">
            <text:p>7.9634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7.98253" calcext:value-type="float">
            <text:p>7.9825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00445" calcext:value-type="float">
            <text:p>8.0044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02349" calcext:value-type="float">
            <text:p>8.0234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02495" calcext:value-type="float">
            <text:p>8.0249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04397" calcext:value-type="float">
            <text:p>8.0439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04548" calcext:value-type="float">
            <text:p>8.0454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06628" calcext:value-type="float">
            <text:p>8.066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06598" calcext:value-type="float">
            <text:p>8.0659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08744" calcext:value-type="float">
            <text:p>8.0874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0865" calcext:value-type="float">
            <text:p>8.086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10793" calcext:value-type="float">
            <text:p>8.1079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10701" calcext:value-type="float">
            <text:p>8.1070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12842" calcext:value-type="float">
            <text:p>8.1284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12752" calcext:value-type="float">
            <text:p>8.1275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1489" calcext:value-type="float">
            <text:p>8.148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16854" calcext:value-type="float">
            <text:p>8.1685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18988" calcext:value-type="float">
            <text:p>8.1898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18906" calcext:value-type="float">
            <text:p>8.1890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21037" calcext:value-type="float">
            <text:p>8.2103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20958" calcext:value-type="float">
            <text:p>8.2095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23087" calcext:value-type="float">
            <text:p>8.2308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23013" calcext:value-type="float">
            <text:p>8.2301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2514" calcext:value-type="float">
            <text:p>8.251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25062" calcext:value-type="float">
            <text:p>8.2506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27285" calcext:value-type="float">
            <text:p>8.2728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27116" calcext:value-type="float">
            <text:p>8.2711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29481" calcext:value-type="float">
            <text:p>8.2948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2917" calcext:value-type="float">
            <text:p>8.291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31533" calcext:value-type="float">
            <text:p>8.3153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33273" calcext:value-type="float">
            <text:p>8.3327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35631" calcext:value-type="float">
            <text:p>8.3563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35322" calcext:value-type="float">
            <text:p>8.3532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37678" calcext:value-type="float">
            <text:p>8.3767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37375" calcext:value-type="float">
            <text:p>8.3737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39728" calcext:value-type="float">
            <text:p>8.397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39424" calcext:value-type="float">
            <text:p>8.3942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41776" calcext:value-type="float">
            <text:p>8.4177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41476" calcext:value-type="float">
            <text:p>8.4147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43825" calcext:value-type="float">
            <text:p>8.4382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43528" calcext:value-type="float">
            <text:p>8.4352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45875" calcext:value-type="float">
            <text:p>8.4587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4558" calcext:value-type="float">
            <text:p>8.455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47942" calcext:value-type="float">
            <text:p>8.4794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49679" calcext:value-type="float">
            <text:p>8.4967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52352" calcext:value-type="float">
            <text:p>8.5235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5173" calcext:value-type="float">
            <text:p>8.517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54495" calcext:value-type="float">
            <text:p>8.5449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5378" calcext:value-type="float">
            <text:p>8.537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56544" calcext:value-type="float">
            <text:p>8.5654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55831" calcext:value-type="float">
            <text:p>8.5583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58594" calcext:value-type="float">
            <text:p>8.5859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57883" calcext:value-type="float">
            <text:p>8.5788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60645" calcext:value-type="float">
            <text:p>8.6064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59934" calcext:value-type="float">
            <text:p>8.5993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62694" calcext:value-type="float">
            <text:p>8.6269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61986" calcext:value-type="float">
            <text:p>8.6198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64746" calcext:value-type="float">
            <text:p>8.6474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64036" calcext:value-type="float">
            <text:p>8.6403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66796" calcext:value-type="float">
            <text:p>8.6679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66087" calcext:value-type="float">
            <text:p>8.6608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68847" calcext:value-type="float">
            <text:p>8.6884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68139" calcext:value-type="float">
            <text:p>8.6813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70867" calcext:value-type="float">
            <text:p>8.708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70189" calcext:value-type="float">
            <text:p>8.7018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72888" calcext:value-type="float">
            <text:p>8.7288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72239" calcext:value-type="float">
            <text:p>8.7223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74938" calcext:value-type="float">
            <text:p>8.7493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7429" calcext:value-type="float">
            <text:p>8.742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76989" calcext:value-type="float">
            <text:p>8.7698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78391" calcext:value-type="float">
            <text:p>8.7839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8109" calcext:value-type="float">
            <text:p>8.810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8044" calcext:value-type="float">
            <text:p>8.804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83141" calcext:value-type="float">
            <text:p>8.8314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82495" calcext:value-type="float">
            <text:p>8.8249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85196" calcext:value-type="float">
            <text:p>8.8519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8454" calcext:value-type="float">
            <text:p>8.845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87243" calcext:value-type="float">
            <text:p>8.8724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8659" calcext:value-type="float">
            <text:p>8.865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89295" calcext:value-type="float">
            <text:p>8.8929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88639" calcext:value-type="float">
            <text:p>8.8863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91346" calcext:value-type="float">
            <text:p>8.9134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90689" calcext:value-type="float">
            <text:p>8.9068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93398" calcext:value-type="float">
            <text:p>8.9339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94787" calcext:value-type="float">
            <text:p>8.9478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8.97469" calcext:value-type="float">
            <text:p>8.9746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8.98875" calcext:value-type="float">
            <text:p>8.9887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01548" calcext:value-type="float">
            <text:p>9.0154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00925" calcext:value-type="float">
            <text:p>9.0092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036" calcext:value-type="float">
            <text:p>9.03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02974" calcext:value-type="float">
            <text:p>9.0297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05651" calcext:value-type="float">
            <text:p>9.0565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05023" calcext:value-type="float">
            <text:p>9.0502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07702" calcext:value-type="float">
            <text:p>9.0770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07072" calcext:value-type="float">
            <text:p>9.0707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09753" calcext:value-type="float">
            <text:p>9.0975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1117" calcext:value-type="float">
            <text:p>9.111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13856" calcext:value-type="float">
            <text:p>9.1385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13219" calcext:value-type="float">
            <text:p>9.1321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15907" calcext:value-type="float">
            <text:p>9.1590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15271" calcext:value-type="float">
            <text:p>9.1527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18031" calcext:value-type="float">
            <text:p>9.1803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17315" calcext:value-type="float">
            <text:p>9.1731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2019" calcext:value-type="float">
            <text:p>9.201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19363" calcext:value-type="float">
            <text:p>9.1936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22241" calcext:value-type="float">
            <text:p>9.2224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2141" calcext:value-type="float">
            <text:p>9.214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24292" calcext:value-type="float">
            <text:p>9.2429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23459" calcext:value-type="float">
            <text:p>9.2345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26344" calcext:value-type="float">
            <text:p>9.2634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25505" calcext:value-type="float">
            <text:p>9.2550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28394" calcext:value-type="float">
            <text:p>9.2839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27551" calcext:value-type="float">
            <text:p>9.2755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30444" calcext:value-type="float">
            <text:p>9.3044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29597" calcext:value-type="float">
            <text:p>9.2959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32495" calcext:value-type="float">
            <text:p>9.3249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31642" calcext:value-type="float">
            <text:p>9.3164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34545" calcext:value-type="float">
            <text:p>9.3454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33692" calcext:value-type="float">
            <text:p>9.3369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36628" calcext:value-type="float">
            <text:p>9.366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35742" calcext:value-type="float">
            <text:p>9.3574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39079" calcext:value-type="float">
            <text:p>9.3907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3983" calcext:value-type="float">
            <text:p>9.398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43258" calcext:value-type="float">
            <text:p>9.4325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41879" calcext:value-type="float">
            <text:p>9.4187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45311" calcext:value-type="float">
            <text:p>9.4531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43928" calcext:value-type="float">
            <text:p>9.4392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47363" calcext:value-type="float">
            <text:p>9.4736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45969" calcext:value-type="float">
            <text:p>9.4596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49409" calcext:value-type="float">
            <text:p>9.4940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48016" calcext:value-type="float">
            <text:p>9.4801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5146" calcext:value-type="float">
            <text:p>9.514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5006" calcext:value-type="float">
            <text:p>9.500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53508" calcext:value-type="float">
            <text:p>9.5350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52104" calcext:value-type="float">
            <text:p>9.5210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55557" calcext:value-type="float">
            <text:p>9.5555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56196" calcext:value-type="float">
            <text:p>9.5619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59657" calcext:value-type="float">
            <text:p>9.5965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58241" calcext:value-type="float">
            <text:p>9.5824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61706" calcext:value-type="float">
            <text:p>9.6170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60289" calcext:value-type="float">
            <text:p>9.6028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6377" calcext:value-type="float">
            <text:p>9.637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6233" calcext:value-type="float">
            <text:p>9.623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65847" calcext:value-type="float">
            <text:p>9.6584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64378" calcext:value-type="float">
            <text:p>9.6437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67899" calcext:value-type="float">
            <text:p>9.678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66422" calcext:value-type="float">
            <text:p>9.6642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69947" calcext:value-type="float">
            <text:p>9.6994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68465" calcext:value-type="float">
            <text:p>9.6846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71995" calcext:value-type="float">
            <text:p>9.7199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72554" calcext:value-type="float">
            <text:p>9.7255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76093" calcext:value-type="float">
            <text:p>9.7609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74598" calcext:value-type="float">
            <text:p>9.7459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78142" calcext:value-type="float">
            <text:p>9.7814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76642" calcext:value-type="float">
            <text:p>9.7664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80189" calcext:value-type="float">
            <text:p>9.8018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78689" calcext:value-type="float">
            <text:p>9.7868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82241" calcext:value-type="float">
            <text:p>9.8224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80735" calcext:value-type="float">
            <text:p>9.8073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84291" calcext:value-type="float">
            <text:p>9.8429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82782" calcext:value-type="float">
            <text:p>9.8278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86659" calcext:value-type="float">
            <text:p>9.8665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84829" calcext:value-type="float">
            <text:p>9.8482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88882" calcext:value-type="float">
            <text:p>9.8888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88918" calcext:value-type="float">
            <text:p>9.8891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92977" calcext:value-type="float">
            <text:p>9.9297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90965" calcext:value-type="float">
            <text:p>9.9096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95027" calcext:value-type="float">
            <text:p>9.9502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93012" calcext:value-type="float">
            <text:p>9.9301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97077" calcext:value-type="float">
            <text:p>9.9707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9506" calcext:value-type="float">
            <text:p>9.950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9.99128" calcext:value-type="float">
            <text:p>9.991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97112" calcext:value-type="float">
            <text:p>9.9711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0118" calcext:value-type="float">
            <text:p>10.011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9.99155" calcext:value-type="float">
            <text:p>9.9915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0323" calcext:value-type="float">
            <text:p>10.032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0121" calcext:value-type="float">
            <text:p>10.0121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0528" calcext:value-type="float">
            <text:p>10.05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0325" calcext:value-type="float">
            <text:p>10.032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0741" calcext:value-type="float">
            <text:p>10.074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053" calcext:value-type="float">
            <text:p>10.05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0957" calcext:value-type="float">
            <text:p>10.095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0735" calcext:value-type="float">
            <text:p>10.073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1163" calcext:value-type="float">
            <text:p>10.116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0939" calcext:value-type="float">
            <text:p>10.093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1367" calcext:value-type="float">
            <text:p>10.13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1144" calcext:value-type="float">
            <text:p>10.114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1572" calcext:value-type="float">
            <text:p>10.157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1349" calcext:value-type="float">
            <text:p>10.134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1778" calcext:value-type="float">
            <text:p>10.177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1759" calcext:value-type="float">
            <text:p>10.175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2187" calcext:value-type="float">
            <text:p>10.218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1963" calcext:value-type="float">
            <text:p>10.196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2392" calcext:value-type="float">
            <text:p>10.239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2168" calcext:value-type="float">
            <text:p>10.216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2597" calcext:value-type="float">
            <text:p>10.259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2373" calcext:value-type="float">
            <text:p>10.237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2801" calcext:value-type="float">
            <text:p>10.280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2577" calcext:value-type="float">
            <text:p>10.257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299" calcext:value-type="float">
            <text:p>10.2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2785" calcext:value-type="float">
            <text:p>10.278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3193" calcext:value-type="float">
            <text:p>10.319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2992" calcext:value-type="float">
            <text:p>10.299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3401" calcext:value-type="float">
            <text:p>10.340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3399" calcext:value-type="float">
            <text:p>10.339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3808" calcext:value-type="float">
            <text:p>10.380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3604" calcext:value-type="float">
            <text:p>10.360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4013" calcext:value-type="float">
            <text:p>10.401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3809" calcext:value-type="float">
            <text:p>10.3809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4218" calcext:value-type="float">
            <text:p>10.421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4013" calcext:value-type="float">
            <text:p>10.401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4423" calcext:value-type="float">
            <text:p>10.442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4218" calcext:value-type="float">
            <text:p>10.421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4628" calcext:value-type="float">
            <text:p>10.46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4423" calcext:value-type="float">
            <text:p>10.442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4833" calcext:value-type="float">
            <text:p>10.483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4628" calcext:value-type="float">
            <text:p>10.462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505" calcext:value-type="float">
            <text:p>10.505</text:p>
          </table:table-cell>
        </table:table-row>
        <table:table-row table:style-name="ro1">
          <table:table-cell office:value-type="string" calcext:value-type="string">
            <text:p>前进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5447" calcext:value-type="float">
            <text:p>10.5447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7761" calcext:value-type="float">
            <text:p>10.776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7495" calcext:value-type="float">
            <text:p>10.749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7966" calcext:value-type="float">
            <text:p>10.796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7904" calcext:value-type="float">
            <text:p>10.790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8376" calcext:value-type="float">
            <text:p>10.837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8093" calcext:value-type="float">
            <text:p>10.8093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8565" calcext:value-type="float">
            <text:p>10.856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8282" calcext:value-type="float">
            <text:p>10.8282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8753" calcext:value-type="float">
            <text:p>10.875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8465" calcext:value-type="float">
            <text:p>10.8465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8937" calcext:value-type="float">
            <text:p>10.893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8648" calcext:value-type="float">
            <text:p>10.864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912" calcext:value-type="float">
            <text:p>10.91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8826" calcext:value-type="float">
            <text:p>10.882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9314" calcext:value-type="float">
            <text:p>10.931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9004" calcext:value-type="float">
            <text:p>10.9004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9501" calcext:value-type="float">
            <text:p>10.950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936" calcext:value-type="float">
            <text:p>10.936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0.9857" calcext:value-type="float">
            <text:p>10.985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office:value-type="float" office:value="10.9538" calcext:value-type="float">
            <text:p>10.9538</text:p>
          </table:table-cell>
          <table:table-cell/>
          <table:table-cell office:value-type="string" calcext:value-type="string">
            <text:p>W_x</text:p>
          </table:table-cell>
          <table:table-cell office:value-type="string" calcext:value-type="string">
            <text:p>=</text:p>
          </table:table-cell>
          <table:table-cell office:value-type="float" office:value="11.0035" calcext:value-type="float">
            <text:p>11.0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1:57:34.629991583</meta:creation-date>
    <dc:date>2018-11-19T13:35:14.759400638</dc:date>
    <meta:editing-duration>PT1H27M30S</meta:editing-duration>
    <meta:editing-cycles>1</meta:editing-cycles>
    <meta:document-statistic meta:table-count="1" meta:cell-count="280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79cm" svg:height="8.102cm" xlink:href=".." xlink:type="simple" chart:class="chart:bar" chart:style-name="ch1">
        <chart:legend chart:legend-position="end" svg:x="9.652cm" svg:y="3.672cm" style:legend-expansion="high" chart:style-name="ch2"/>
        <chart:plot-area chart:style-name="ch3" table:cell-range-address="Sheet1.C1:Sheet1.C469" svg:x="0.223cm" svg:y="0.162cm" svg:width="9.206cm" svg:height="7.778cm">
          <chartooo:coordinate-region svg:x="0.659cm" svg:y="0.283cm" svg:width="8.51cm" svg:height="6.6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469" chart:class="chart:bar">
            <chart:data-point chart:repeated="4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4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5133">
                <text:p>0.0205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3101">
                <text:p>0.0313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1066">
                <text:p>0.0421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29008">
                <text:p>0.0529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42369">
                <text:p>0.0642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5573">
                <text:p>0.075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93205">
                <text:p>0.09932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1201">
                <text:p>0.111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3078">
                <text:p>0.1230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5493">
                <text:p>0.1354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8447">
                <text:p>0.148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1409">
                <text:p>0.1614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4371">
                <text:p>0.1743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0276">
                <text:p>0.2002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3772">
                <text:p>0.213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7807">
                <text:p>0.2278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1842">
                <text:p>0.241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5877">
                <text:p>0.255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0461">
                <text:p>0.2704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5045">
                <text:p>0.2850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4195">
                <text:p>0.314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9306">
                <text:p>0.329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4418">
                <text:p>0.3444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0073">
                <text:p>0.360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75727">
                <text:p>0.3757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9138">
                <text:p>0.39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7033">
                <text:p>0.4070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9395">
                <text:p>0.439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5613">
                <text:p>0.456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72865">
                <text:p>0.4728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89592">
                <text:p>0.4895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0687">
                <text:p>0.506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24677">
                <text:p>0.5246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42485">
                <text:p>0.5424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8109">
                <text:p>0.5781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592">
                <text:p>0.595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1427">
                <text:p>0.614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32623">
                <text:p>0.6326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51515">
                <text:p>0.6515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70406">
                <text:p>0.6704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9296">
                <text:p>0.6892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2816">
                <text:p>0.728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7591">
                <text:p>0.7475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67561">
                <text:p>0.7675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7525">
                <text:p>0.7875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7494">
                <text:p>0.8074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28004">
                <text:p>0.8280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48524">
                <text:p>0.8485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69034">
                <text:p>0.869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9544">
                <text:p>0.8895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10054">
                <text:p>0.9100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0563">
                <text:p>0.930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1074">
                <text:p>0.9510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126">
                <text:p>1.01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7919">
                <text:p>1.279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9969">
                <text:p>1.299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4071">
                <text:p>1.340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6123">
                <text:p>1.361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8172">
                <text:p>1.381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0225">
                <text:p>1.402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2274">
                <text:p>1.42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4322">
                <text:p>1.44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8423">
                <text:p>1.484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0478">
                <text:p>1.504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2528">
                <text:p>1.525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4578">
                <text:p>1.545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6628">
                <text:p>1.566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8679">
                <text:p>1.586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073">
                <text:p>1.60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4831">
                <text:p>1.648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6881">
                <text:p>1.668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8931">
                <text:p>1.689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0982">
                <text:p>1.709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3032">
                <text:p>1.730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508">
                <text:p>1.75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7128">
                <text:p>1.771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1229">
                <text:p>1.812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328">
                <text:p>1.83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533">
                <text:p>1.85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7381">
                <text:p>1.873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9432">
                <text:p>1.894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1482">
                <text:p>1.914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3533">
                <text:p>1.935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7634">
                <text:p>1.976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9685">
                <text:p>1.996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1735">
                <text:p>2.017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3786">
                <text:p>2.037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5836">
                <text:p>2.058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7887">
                <text:p>2.078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9937">
                <text:p>2.099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4039">
                <text:p>2.140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6089">
                <text:p>2.160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814">
                <text:p>2.18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019">
                <text:p>2.20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224">
                <text:p>2.22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4291">
                <text:p>2.242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26342">
                <text:p>2.263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28392">
                <text:p>2.283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30442">
                <text:p>2.304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32492">
                <text:p>2.324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34542">
                <text:p>2.345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36592">
                <text:p>2.365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38642">
                <text:p>2.386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42741">
                <text:p>2.427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44792">
                <text:p>2.447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46841">
                <text:p>2.468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48894">
                <text:p>2.488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50942">
                <text:p>2.509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52993">
                <text:p>2.529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55044">
                <text:p>2.550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59144">
                <text:p>2.591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61194">
                <text:p>2.611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63243">
                <text:p>2.632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529">
                <text:p>2.65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734">
                <text:p>2.67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69389">
                <text:p>2.693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71439">
                <text:p>2.714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75537">
                <text:p>2.755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77586">
                <text:p>2.775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79636">
                <text:p>2.796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81685">
                <text:p>2.816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83735">
                <text:p>2.837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85784">
                <text:p>2.857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87834">
                <text:p>2.878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1933">
                <text:p>2.919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93983">
                <text:p>2.939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6033">
                <text:p>2.960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98082">
                <text:p>2.980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00132">
                <text:p>3.001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02182">
                <text:p>3.021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04232">
                <text:p>3.042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06282">
                <text:p>3.062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08332">
                <text:p>3.083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10382">
                <text:p>3.103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12432">
                <text:p>3.124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1448">
                <text:p>3.14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16529">
                <text:p>3.165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20629">
                <text:p>3.206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22678">
                <text:p>3.226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24728">
                <text:p>3.247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26777">
                <text:p>3.267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28827">
                <text:p>3.288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30877">
                <text:p>3.308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32927">
                <text:p>3.329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34978">
                <text:p>3.349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37027">
                <text:p>3.370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39077">
                <text:p>3.390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41127">
                <text:p>3.411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43176">
                <text:p>3.431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45226">
                <text:p>3.452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47275">
                <text:p>3.472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51374">
                <text:p>3.513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53422">
                <text:p>3.534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55471">
                <text:p>3.554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5752">
                <text:p>3.57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5957">
                <text:p>3.59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6162">
                <text:p>3.61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65719">
                <text:p>3.657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67766">
                <text:p>3.677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69819">
                <text:p>3.698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71869">
                <text:p>3.718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75969">
                <text:p>3.759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78019">
                <text:p>3.780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82119">
                <text:p>3.821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84169">
                <text:p>3.841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86219">
                <text:p>3.862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88268">
                <text:p>3.882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90319">
                <text:p>3.903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92369">
                <text:p>3.923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94419">
                <text:p>3.944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98519">
                <text:p>3.985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00569">
                <text:p>4.005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02619">
                <text:p>4.026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04668">
                <text:p>4.046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06719">
                <text:p>4.067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08767">
                <text:p>4.087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10815">
                <text:p>4.108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14915">
                <text:p>4.149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16962">
                <text:p>4.169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19012">
                <text:p>4.190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21062">
                <text:p>4.210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23112">
                <text:p>4.231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25163">
                <text:p>4.251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27211">
                <text:p>4.272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29262">
                <text:p>4.292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31313">
                <text:p>4.313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35412">
                <text:p>4.354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37461">
                <text:p>4.374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39511">
                <text:p>4.395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41561">
                <text:p>4.415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43611">
                <text:p>4.436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45661">
                <text:p>4.456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47711">
                <text:p>4.477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49762">
                <text:p>4.497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5181">
                <text:p>4.51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53861">
                <text:p>4.538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55912">
                <text:p>4.559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60011">
                <text:p>4.600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6206">
                <text:p>4.62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6411">
                <text:p>4.64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66161">
                <text:p>4.661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68209">
                <text:p>4.682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70259">
                <text:p>4.702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7231">
                <text:p>4.72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7641">
                <text:p>4.76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78463">
                <text:p>4.784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8051">
                <text:p>4.80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82561">
                <text:p>4.825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84612">
                <text:p>4.846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86663">
                <text:p>4.866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88713">
                <text:p>4.887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92815">
                <text:p>4.928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94865">
                <text:p>4.948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96917">
                <text:p>4.969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98967">
                <text:p>4.989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01018">
                <text:p>5.010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03069">
                <text:p>5.030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0512">
                <text:p>5.05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07172">
                <text:p>5.071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09223">
                <text:p>5.092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11274">
                <text:p>5.112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13325">
                <text:p>5.133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15376">
                <text:p>5.153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17428">
                <text:p>5.174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21529">
                <text:p>5.215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23582">
                <text:p>5.235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25633">
                <text:p>5.256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27684">
                <text:p>5.276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29736">
                <text:p>5.297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31787">
                <text:p>5.317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33839">
                <text:p>5.338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37942">
                <text:p>5.379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39993">
                <text:p>5.399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42044">
                <text:p>5.420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44096">
                <text:p>5.440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46147">
                <text:p>5.461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48198">
                <text:p>5.481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50249">
                <text:p>5.502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54352">
                <text:p>5.543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56403">
                <text:p>5.564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58454">
                <text:p>5.584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60506">
                <text:p>5.605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62557">
                <text:p>5.625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64609">
                <text:p>5.646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66659">
                <text:p>5.666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68711">
                <text:p>5.687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70763">
                <text:p>5.707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74865">
                <text:p>5.748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76916">
                <text:p>5.769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78968">
                <text:p>5.789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81019">
                <text:p>5.810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83071">
                <text:p>5.830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85122">
                <text:p>5.851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87174">
                <text:p>5.871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89225">
                <text:p>5.892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9128">
                <text:p>5.91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93331">
                <text:p>5.933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95382">
                <text:p>5.953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99483">
                <text:p>5.994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01532">
                <text:p>6.015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03584">
                <text:p>6.035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05635">
                <text:p>6.056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07685">
                <text:p>6.076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09736">
                <text:p>6.097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11787">
                <text:p>6.117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15886">
                <text:p>6.158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17941">
                <text:p>6.179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1999">
                <text:p>6.19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22044">
                <text:p>6.220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24092">
                <text:p>6.240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26144">
                <text:p>6.261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28197">
                <text:p>6.281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32298">
                <text:p>6.322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36395">
                <text:p>6.363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38441">
                <text:p>6.384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40492">
                <text:p>6.404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42542">
                <text:p>6.425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44592">
                <text:p>6.445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46648">
                <text:p>6.466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48696">
                <text:p>6.486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50747">
                <text:p>6.507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52796">
                <text:p>6.527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54844">
                <text:p>6.548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56892">
                <text:p>6.568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60993">
                <text:p>6.609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63044">
                <text:p>6.630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65094">
                <text:p>6.650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67145">
                <text:p>6.671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69196">
                <text:p>6.691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71247">
                <text:p>6.712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73298">
                <text:p>6.732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77398">
                <text:p>6.773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79448">
                <text:p>6.794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81498">
                <text:p>6.814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83549">
                <text:p>6.835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85599">
                <text:p>6.855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87649">
                <text:p>6.876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897">
                <text:p>6.8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938">
                <text:p>6.9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9585">
                <text:p>6.95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97901">
                <text:p>6.979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99951">
                <text:p>6.999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02001">
                <text:p>7.020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04052">
                <text:p>7.040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06102">
                <text:p>7.061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10203">
                <text:p>7.102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12253">
                <text:p>7.122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14304">
                <text:p>7.143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16353">
                <text:p>7.163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8403">
                <text:p>7.184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20458">
                <text:p>7.204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22504">
                <text:p>7.225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24554">
                <text:p>7.245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26605">
                <text:p>7.266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28655">
                <text:p>7.286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30706">
                <text:p>7.307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32756">
                <text:p>7.327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34807">
                <text:p>7.348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38909">
                <text:p>7.389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4096">
                <text:p>7.40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43012">
                <text:p>7.430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45063">
                <text:p>7.450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47114">
                <text:p>7.471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49165">
                <text:p>7.491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51216">
                <text:p>7.512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55318">
                <text:p>7.553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57369">
                <text:p>7.573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5942">
                <text:p>7.59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61471">
                <text:p>7.614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63523">
                <text:p>7.635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65574">
                <text:p>7.655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67625">
                <text:p>7.676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71727">
                <text:p>7.717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73779">
                <text:p>7.737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7583">
                <text:p>7.75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7788">
                <text:p>7.77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79931">
                <text:p>7.799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81985">
                <text:p>7.819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84034">
                <text:p>7.840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86086">
                <text:p>7.860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88137">
                <text:p>7.881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90189">
                <text:p>7.901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92239">
                <text:p>7.922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94291">
                <text:p>7.942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96343">
                <text:p>7.963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.00445">
                <text:p>8.004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.02495">
                <text:p>8.024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04548">
                <text:p>8.045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06598">
                <text:p>8.065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.0865">
                <text:p>8.08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10701">
                <text:p>8.107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12752">
                <text:p>8.127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16854">
                <text:p>8.168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18906">
                <text:p>8.189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20958">
                <text:p>8.209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23013">
                <text:p>8.230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25062">
                <text:p>8.250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27116">
                <text:p>8.271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2917">
                <text:p>8.29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33273">
                <text:p>8.332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.35322">
                <text:p>8.353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37375">
                <text:p>8.373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39424">
                <text:p>8.394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41476">
                <text:p>8.414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43528">
                <text:p>8.435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4558">
                <text:p>8.45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49679">
                <text:p>8.496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5173">
                <text:p>8.51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5378">
                <text:p>8.53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55831">
                <text:p>8.558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.57883">
                <text:p>8.578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59934">
                <text:p>8.599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61986">
                <text:p>8.619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64036">
                <text:p>8.640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66087">
                <text:p>8.660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68139">
                <text:p>8.681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70189">
                <text:p>8.7018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72239">
                <text:p>8.7223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7429">
                <text:p>8.74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78391">
                <text:p>8.783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8044">
                <text:p>8.80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82495">
                <text:p>8.824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8454">
                <text:p>8.845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8659">
                <text:p>8.86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88639">
                <text:p>8.886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90689">
                <text:p>8.906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94787">
                <text:p>8.947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98875">
                <text:p>8.988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.00925">
                <text:p>9.009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.02974">
                <text:p>9.029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.05023">
                <text:p>9.050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.07072">
                <text:p>9.070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.1117">
                <text:p>9.11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.13219">
                <text:p>9.132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.15271">
                <text:p>9.152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.17315">
                <text:p>9.173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.19363">
                <text:p>9.193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.2141">
                <text:p>9.21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.23459">
                <text:p>9.234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.25505">
                <text:p>9.255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.27551">
                <text:p>9.275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.29597">
                <text:p>9.295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.31642">
                <text:p>9.316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.33692">
                <text:p>9.336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.35742">
                <text:p>9.357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.3983">
                <text:p>9.398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.41879">
                <text:p>9.418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.43928">
                <text:p>9.439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.45969">
                <text:p>9.459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.48016">
                <text:p>9.480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.5006">
                <text:p>9.50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.52104">
                <text:p>9.521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.56196">
                <text:p>9.561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.58241">
                <text:p>9.582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.60289">
                <text:p>9.602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.6233">
                <text:p>9.62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.64378">
                <text:p>9.643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.66422">
                <text:p>9.664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.68465">
                <text:p>9.684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.72554">
                <text:p>9.725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.74598">
                <text:p>9.745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.76642">
                <text:p>9.766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.78689">
                <text:p>9.7868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.80735">
                <text:p>9.807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.82782">
                <text:p>9.8278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.84829">
                <text:p>9.848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.88918">
                <text:p>9.889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.90965">
                <text:p>9.909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.93012">
                <text:p>9.930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.9506">
                <text:p>9.95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.97112">
                <text:p>9.971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.99155">
                <text:p>9.991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.0121">
                <text:p>10.01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.0325">
                <text:p>10.03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.053">
                <text:p>10.0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.0735">
                <text:p>10.07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.0939">
                <text:p>10.09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.1144">
                <text:p>10.11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.1349">
                <text:p>10.134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.1759">
                <text:p>10.175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.1963">
                <text:p>10.19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.2168">
                <text:p>10.21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.2373">
                <text:p>10.23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.2577">
                <text:p>10.257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2785">
                <text:p>10.27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.2992">
                <text:p>10.29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.3399">
                <text:p>10.33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.3604">
                <text:p>10.36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.3809">
                <text:p>10.38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4013">
                <text:p>10.40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.4218">
                <text:p>10.42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.4423">
                <text:p>10.442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4628">
                <text:p>10.46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.5447">
                <text:p>10.54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.7495">
                <text:p>10.74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.7904">
                <text:p>10.790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8093">
                <text:p>10.809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8282">
                <text:p>10.828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8465">
                <text:p>10.84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8648">
                <text:p>10.86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8826">
                <text:p>10.88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9004">
                <text:p>10.90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936">
                <text:p>10.9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9538">
                <text:p>10.9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